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AC4B07F68A44F8B0.png" manifest:media-type="image/png"/>
  <manifest:file-entry manifest:full-path="Pictures/10000001000000870000001D9ED844525175EE1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Bahnschrift SemiBold" svg:font-family="'Bahnschrift SemiBold'" style:font-family-generic="swiss" style:font-pitch="variable"/>
    <style:font-face style:name="DejaVu Sans" svg:font-family="'DejaVu Sans'" style:font-family-generic="system" style:font-pitch="variable"/>
    <style:font-face style:name="Javanese Text" svg:font-family="'Javanese Text'"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draw:fill="none" fo:min-height="1.15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7.689cm"/>
      <style:paragraph-properties style:writing-mode="lr-tb"/>
    </style:style>
    <style:style style:name="gr10" style:family="graphic" style:parent-style-name="standard" style:list-style-name="L3">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3.75cm"/>
      <style:paragraph-properties style:writing-mode="lr-tb"/>
    </style:style>
    <style:style style:name="gr13" style:family="graphic" style:parent-style-name="standard">
      <style:graphic-properties draw:stroke="none" draw:fill="none" fo:min-height="3.36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Content_20_2-title">
      <style:graphic-properties fo:min-height="2.629cm"/>
      <style:paragraph-properties style:writing-mode="lr-tb"/>
    </style:style>
    <style:style style:name="pr6" style:family="presentation" style:parent-style-name="Content_20_2-outline1">
      <style:graphic-properties fo:min-height="4.106cm"/>
      <style:paragraph-properties style:writing-mode="lr-tb"/>
    </style:style>
    <style:style style:name="pr7" style:family="presentation" style:parent-style-name="Content_20_2-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1"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1"/>
    </style:style>
    <style:style style:name="P5" style:family="paragraph">
      <style:text-properties style:font-name="Javanese Text" fo:font-size="28pt" fo:font-weight="bold" style:font-size-asian="28pt" style:font-weight-asian="bold" style:font-size-complex="28pt" style:font-weight-complex="bold"/>
    </style:style>
    <style:style style:name="P6" style:family="paragraph">
      <loext:graphic-properties draw:fill="none" draw:fill-color="#ffffff"/>
      <style:text-properties style:font-name="Javanese Text" fo:font-size="28pt" fo:font-weight="bold" style:font-size-asian="28pt" style:font-weight-asian="bold" style:font-size-complex="28pt" style:font-weight-complex="bold"/>
    </style:style>
    <style:style style:name="P7" style:family="paragraph">
      <loext:graphic-properties draw:fill-color="#ffffff"/>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none"/>
    </style:style>
    <style:style style:name="P13" style:family="paragraph">
      <loext:graphic-properties draw:fill-color="#ffffff"/>
      <style:text-properties fo:font-size="20pt"/>
    </style:style>
    <style:style style:name="P14"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15" style:family="paragraph">
      <style:paragraph-properties fo:margin-left="0cm" fo:margin-right="0cm" fo:margin-top="0cm" fo:margin-bottom="0cm" fo:line-height="100%" fo:text-indent="0cm"/>
      <style:text-properties fo:font-size="20pt"/>
    </style:style>
    <style:style style:name="P16"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20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end" fo:text-indent="0cm"/>
      <style:text-properties fo:color="#111111" loext:opacity="100%" style:font-name="Bahnschrift SemiBold" fo:font-size="16pt" fo:font-weight="bold" style:font-size-asian="16pt" style:font-weight-asian="bold" style:font-size-complex="16pt" style:font-weight-complex="bold"/>
    </style:style>
    <style:style style:name="P19" style:family="paragraph">
      <loext:graphic-properties draw:fill="none" draw:fill-color="#ffffff"/>
      <style:paragraph-properties fo:margin-left="0cm" fo:margin-right="0cm" fo:margin-top="0.42cm" fo:margin-bottom="0.35cm" fo:line-height="100%" fo:text-align="end" fo:text-indent="0cm"/>
      <style:text-properties fo:color="#111111" loext:opacity="100%" loext:color-lum-mod="100%" loext:color-lum-off="0%" style:font-name="Bahnschrift SemiBold" fo:font-size="16pt" fo:font-weight="bold" style:font-size-asian="16pt" style:font-weight-asian="bold" style:font-size-complex="16pt" style:font-weight-complex="bold"/>
    </style:style>
    <style:style style:name="P20" style:family="paragraph">
      <style:text-properties style:font-name="Bahnschrift SemiBold" fo:font-size="16pt" style:font-size-asian="16pt" style:font-size-complex="16pt"/>
    </style:style>
    <style:style style:name="P21" style:family="paragraph">
      <loext:graphic-properties draw:fill="none"/>
      <style:text-properties style:font-name="Bahnschrift SemiBold" fo:font-size="16pt" style:font-size-asian="16pt" style:font-size-complex="16pt"/>
    </style:style>
    <style:style style:name="P22" style:family="paragraph">
      <loext:graphic-properties draw:fill="none" draw:fill-color="#ffffff"/>
      <style:text-properties style:font-name="Bahnschrift SemiBold" fo:font-size="14pt" style:font-size-asian="14pt" style:font-size-complex="14pt"/>
    </style:style>
    <style:style style:name="P23" style:family="paragraph">
      <style:text-properties style:font-name="Bahnschrift SemiBold"/>
    </style:style>
    <style:style style:name="P24" style:family="paragraph">
      <loext:graphic-properties draw:fill="none" draw:fill-color="#ffffff"/>
    </style:style>
    <style:style style:name="T1" style:family="text">
      <style:text-properties style:font-name="Noto Sans1" fo:font-size="13pt" style:text-underline-style="none" style:font-size-asian="13pt" style:font-size-complex="13pt"/>
    </style:style>
    <style:style style:name="T2" style:family="text">
      <style:text-properties style:font-name="Noto Sans1" fo:font-size="10.5pt" style:text-underline-style="none" style:font-size-asian="10.5pt" style:font-size-complex="10.5pt"/>
    </style:style>
    <style:style style:name="T3" style:family="text">
      <style:text-properties style:font-name="Javanese Text" fo:font-size="28pt" fo:font-weight="bold" style:font-size-asian="28pt" style:font-weight-asian="bold" style:font-size-complex="28pt" style:font-weight-complex="bold"/>
    </style:style>
    <style:style style:name="T4" style:family="text">
      <style:text-properties fo:font-variant="normal" fo:text-transform="none" fo:color="#808080" loext:opacity="100%" style:text-line-through-style="none" style:text-line-through-type="none" style:text-position="0% 100%" style:font-name="Noto San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fo:color="#999999" loext:opacity="100%" style:font-name="Noto Sans1" style:text-underline-style="none" style:font-size-asian="16pt" style:font-size-complex="16pt"/>
    </style:style>
    <style:style style:name="T9" style:family="text">
      <style:text-properties fo:color="#111111" loext:opacity="100%" style:font-name="Bahnschrift SemiBold" fo:font-size="16pt" style:text-underline-style="none" fo:font-weight="bold"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style:font-name="Bahnschrift SemiBold" fo:font-size="14pt" style:font-size-asian="14pt" style:font-size-complex="14pt"/>
    </style:style>
    <style:style style:name="T12" style:family="text">
      <style:text-properties style:font-name="Bahnschrift Semi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373cm" svg:x="20.32cm" svg:y="12.859cm">
          <draw:text-box>
            <text:p><text:span text:style-name="T1">Syndicate Security Solutions</text:span></text:p>
            <text:p text:style-name="P1"><text:span text:style-name="T2">20 June 2023</text:span></text:p>
          </draw:text-box>
        </draw:frame>
        <draw:frame draw:style-name="gr2" draw:text-style-name="P3" draw:layer="layout" svg:width="3.81cm" svg:height="0.836cm" svg:x="0.508cm" svg:y="14.44cm">
          <draw:image xlink:href="Pictures/10000001000000870000001D9ED844525175EE1A.png" xlink:type="simple" xlink:show="embed" xlink:actuate="onLoad" draw:mime-type="image/png">
            <text:p/>
          </draw:image>
        </draw:frame>
        <draw:line draw:style-name="gr3" draw:text-style-name="P4" draw:layer="layout" svg:x1="19.812cm" svg:y1="12.154cm" svg:x2="19.812cm" svg:y2="14.948cm">
          <text:p/>
        </draw:line>
        <draw:frame draw:style-name="gr4" draw:text-style-name="P6" draw:layer="layout" svg:width="12.5cm" svg:height="4.731cm" svg:x="4.5cm" svg:y="3.5cm">
          <draw:text-box>
            <text:p text:style-name="P5"><text:span text:style-name="T3">Risk Assessment</text:span></text:p>
            <text:p text:style-name="P5"><text:span text:style-name="T3">Checklist</text:span></text:p>
          </draw:text-box>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0.761cm" svg:y="2.5cm">
          <text:list text:style-name="L2">
            <text:list-item>
              <text:p text:style-name="P8"><text:span text:style-name="T4">Access Controls</text:span></text:p>
            </text:list-item>
            <text:list-item>
              <text:p text:style-name="P8"><text:span text:style-name="T4">Awareness and Training</text:span></text:p>
            </text:list-item>
            <text:list-item>
              <text:p text:style-name="P8"><text:span text:style-name="T4">Audit and Accountability</text:span></text:p>
            </text:list-item>
            <text:list-item>
              <text:p text:style-name="P8"><text:span text:style-name="T4">Configuration Management</text:span></text:p>
            </text:list-item>
            <text:list-item>
              <text:p text:style-name="P8"><text:span text:style-name="T4">Identification and Authentication</text:span></text:p>
            </text:list-item>
            <text:list-item>
              <text:p text:style-name="P8"><text:span text:style-name="T4">Incident Response</text:span></text:p>
            </text:list-item>
            <text:list-item>
              <text:p text:style-name="P8"><text:span text:style-name="T4">Maintenance</text:span></text:p>
            </text:list-item>
            <text:list-item>
              <text:p text:style-name="P8"><text:span text:style-name="T4">Media Protection</text:span></text:p>
            </text:list-item>
            <text:list-item>
              <text:p text:style-name="P8"><text:span text:style-name="T4">Personal Security</text:span></text:p>
            </text:list-item>
            <text:list-item>
              <text:p text:style-name="P8"><text:span text:style-name="T4">Physical protection</text:span></text:p>
            </text:list-item>
            <text:list-item>
              <text:p text:style-name="P8"><text:span text:style-name="T4">Risk Assessment(Analysis)</text:span></text:p>
            </text:list-item>
            <text:list-item>
              <text:p text:style-name="P8"><text:span text:style-name="T4">Security Assessment</text:span></text:p>
            </text:list-item>
            <text:list-item>
              <text:p text:style-name="P8"><text:span text:style-name="T4">System Communication Protection</text:span></text:p>
            </text:list-item>
            <text:list-item>
              <text:p text:style-name="P8"><text:span text:style-name="T4">System and Information Integrity</text:span></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22.181cm" svg:height="1.408cm" svg:x="2.319cm" svg:y="0.66cm">
          <draw:text-box>
            <text:p><text:span text:style-name="T6">Risk Assessment Checklist For Everyday Operations</text:span></text:p>
          </draw:text-box>
        </draw:fram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4" draw:layer="layout" svg:width="11cm" svg:height="7.939cm" svg:x="17cm" svg:y="0.561cm">
          <draw:text-box>
            <text:p><text:span text:style-name="T7">5 Pillars of a Cyber-Security Checklist</text:span></text:p>
          </draw:text-box>
        </draw:frame>
        <draw:frame draw:style-name="gr10" draw:text-style-name="P16" draw:layer="layout" svg:width="16.256cm" svg:height="5.076cm" svg:x="3.244cm" svg:y="7.5cm">
          <draw:text-box>
            <text:list text:style-name="L3">
              <text:list-item>
                <text:p text:style-name="P15"><text:span text:style-name="T8">Access Controls and Strong Passwords</text:span></text:p>
              </text:list-item>
              <text:list-item>
                <text:p text:style-name="P15"><text:span text:style-name="T8">Network Security</text:span></text:p>
              </text:list-item>
              <text:list-item>
                <text:p text:style-name="P15"><text:span text:style-name="T8">Data Protection and Encryption</text:span></text:p>
              </text:list-item>
              <text:list-item>
                <text:p text:style-name="P15"><text:span text:style-name="T8">Security Monitoring and Incident Response</text:span></text:p>
              </text:list-item>
              <text:list-item>
                <text:p text:style-name="P15"><text:span text:style-name="T8">Employee Training And Awareness</text:span></text:p>
              </text:list-item>
            </text:list>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9" draw:layer="layout" svg:width="9.398cm" svg:height="4cm" svg:x="18.102cm" svg:y="8cm">
          <draw:text-box>
            <text:p text:style-name="P18"><text:span text:style-name="T9">CyberSecurity Checklist should be made and utilized by trained professional such as Security Administrators and reviewed and approved by upper management </text:span></text:p>
          </draw:text-box>
        </draw:frame>
        <draw:frame draw:style-name="gr13" draw:text-style-name="P21" draw:layer="layout" svg:width="9.203cm" svg:height="4.755cm" svg:x="18.297cm" svg:y="0.745cm">
          <draw:text-box>
            <text:p text:style-name="P20"><text:span text:style-name="T10">Risk Assessment Checklists are a vital componet and directly relate to an organization’s everyday operations by evaluating it’s Security Posture, Infrastructure and Assets needed to function and keep running smooth day in and day out </text:span></text:p>
          </draw:text-box>
        </draw:frame>
        <draw:frame draw:style-name="gr14" draw:text-style-name="P22" draw:layer="layout" svg:width="15.712cm" svg:height="8.683cm" svg:x="0.788cm" svg:y="3.5cm">
          <draw:text-box>
            <text:p><text:span text:style-name="T11">Strong Passwords, MFA, Limiting Access</text:span></text:p>
            <text:p><text:span text:style-name="T11">And Consistent Review of Procedures</text:span></text:p>
            <text:p><text:span text:style-name="T11"/></text:p>
            <text:p><text:span text:style-name="T11">Installing Firewalls and Network Maintenance</text:span></text:p>
            <text:p><text:span text:style-name="T11">Help keep Traffic Safe</text:span></text:p>
            <text:p><text:span text:style-name="T11"/></text:p>
            <text:p><text:span text:style-name="T11">Encryption of Sensitive Information and Backups</text:span></text:p>
            <text:p><text:span text:style-name="T11">Keep your Information Safe and Secure</text:span></text:p>
            <text:p><text:span text:style-name="T11"/></text:p>
            <text:p><text:span text:style-name="T11">Deploying Monitoring Systems and having </text:span></text:p>
            <text:p><text:span text:style-name="T11">a good Response Plans help in the Event of a BREACH!!</text:span></text:p>
            <text:p><text:span text:style-name="T11"/></text:p>
            <text:p><text:span text:style-name="T11">Conduct Regular Audits and Vulnerability Assessments</text:span></text:p>
            <text:p><text:span text:style-name="T11">to find Weak points in your Infrastructure</text:span></text:p>
            <text:p><text:span text:style-name="T11"/></text:p>
            <text:p><text:span text:style-name="T11">Keep your organization up to date with Policies and Training</text:span></text:p>
            <text:p><text:span text:style-name="T11">It is everyone’s job to protect the operation and keep your Data Safe! </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Content_20_2" presentation:presentation-page-layout-name="AL2T18">
        <office:forms form:automatic-focus="false" form:apply-design-mode="false"/>
        <draw:frame presentation:style-name="pr5" draw:text-style-name="P23" draw:layer="layout" svg:width="25.199cm" svg:height="2.629cm" svg:x="1.5cm" svg:y="0.371cm" presentation:class="title" presentation:user-transformed="true">
          <draw:text-box>
            <text:p text:style-name="P23"><text:span text:style-name="T12">Security Checklist’s</text:span></text:p>
          </draw:text-box>
        </draw:frame>
        <draw:frame presentation:style-name="pr6" draw:text-style-name="P23" draw:layer="layout" svg:width="12.297cm" svg:height="4.356cm" svg:x="1cm" svg:y="6.644cm" presentation:class="outline" presentation:user-transformed="true">
          <draw:text-box>
            <text:list text:style-name="L4">
              <text:list-header>
                <text:p text:style-name="P23"><text:span text:style-name="T12">A KEY COMPONENT</text:span></text:p>
                <text:p text:style-name="P23"><text:span text:style-name="T12">IN A SECURE ORGANIZATION</text:span></text:p>
              </text:list-header>
            </text:list>
          </draw:text-box>
        </draw:frame>
        <draw:frame draw:style-name="gr15" draw:text-style-name="P24" draw:layer="layout" svg:width="13.5cm" svg:height="1.673cm" svg:x="7.5cm" svg:y="13cm">
          <draw:text-box>
            <text:p>SYNDICATE SECURITY SOLUTIONS 2023</text:p>
          </draw:text-box>
        </draw:frame>
        <presentation:notes draw:style-name="dp2">
          <office:forms form:automatic-focus="false" form:apply-design-mode="false"/>
          <draw:page-thumbnail draw:style-name="gr5" draw:layer="layout" svg:width="0.001cm" svg:height="0.001cm" svg:x="0cm" svg:y="2.257cm" draw:page-number="5"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Bahnschrift SemiBold" svg:font-family="'Bahnschrift SemiBold'" style:font-family-generic="swiss" style:font-pitch="variable"/>
    <style:font-face style:name="DejaVu Sans" svg:font-family="'DejaVu Sans'" style:font-family-generic="system" style:font-pitch="variable"/>
    <style:font-face style:name="Javanese Text" svg:font-family="'Javanese Text'"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CA"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AC4B07F68A44F8B0.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5.5.2$Windows_X86_64 LibreOffice_project/ca8fe7424262805f223b9a2334bc7181abbcbf5e</meta:generator>
    <meta:creation-date>2023-07-25T00:19:31.111000000</meta:creation-date>
    <meta:editing-duration>PT1H18M54S</meta:editing-duration>
    <meta:editing-cycles>2</meta:editing-cycles>
    <dc:date>2023-07-25T01:38:24.587000000</dc:date>
    <meta:document-statistic meta:object-count="271"/>
  </office:meta>
</office:document-meta>
</file>